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3d0" officeooo:paragraph-rsid="000e43d0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e43d0" officeooo:paragraph-rsid="000e43d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none" fo:font-weight="normal" officeooo:rsid="000e43d0" officeooo:paragraph-rsid="000e43d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zxx" fo:country="none" style:text-underline-style="none" fo:font-weight="normal" officeooo:rsid="000e43d0" officeooo:paragraph-rsid="000e43d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fo:font-size="12pt" fo:language="zxx" fo:country="none" style:text-underline-style="none" fo:font-weight="normal" officeooo:rsid="000ff55e" officeooo:paragraph-rsid="000ff55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zxx" fo:country="none" style:text-underline-style="none" fo:font-weight="normal" officeooo:rsid="000ff55e" officeooo:paragraph-rsid="000ff55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zxx" fo:country="none" style:text-underline-style="none" fo:font-weight="normal" officeooo:rsid="000ff55e" officeooo:paragraph-rsid="00111e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zxx" fo:country="none" style:text-underline-style="none" fo:font-weight="normal" officeooo:rsid="00111e6d" officeooo:paragraph-rsid="00111e6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Hack"/>
    </style:style>
    <style:style style:name="T3" style:family="text">
      <style:text-properties style:font-name="Hack"/>
    </style:style>
    <style:style style:name="T4" style:family="text">
      <style:text-properties style:text-position="0% 100%" style:font-name="Hack"/>
    </style:style>
    <style:style style:name="T5" style:family="text">
      <style:text-properties style:text-position="0% 100%" style:font-name="Hack" officeooo:rsid="00111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- 2<text:span text:style-name="T1">a</text:span> FASE</text:p>
      <text:p text:style-name="P2"/>
      <text:p text:style-name="P3"><text:span text:style-name="T3">Grupo: César Gasparini Fernandes (10297630), Artur M. R. dos Santos (10297734), Daniel Silva Nunes (10297612)</text:span></text:p>
      <text:p text:style-name="P3"><text:span text:style-name="T3"/></text:p>
      <text:p text:style-name="P4"><text:span text:style-name="T3">Na 2</text:span><text:span text:style-name="T2">a </text:span><text:span text:style-name="T4">fase do projeto, implementamos o arena.c, juntamente com o arena.h, os quais representam a arena que os robôs farão a batalha. Ela possui as funções de sistema, criação e destruição de um robô, atualização, coleção dos cristais, ataque, encerramento do jogo, movimentação e, claro, a de inicialização da arena.</text:span></text:p>
      <text:p text:style-name="P4"><text:span text:style-name="T4">Portanto, na nossa implementação, a arena que gerencia todo o jogo, executando as principais funções para que o jogo possa ocorrer.</text:span></text:p>
      <text:p text:style-name="P4"><text:span text:style-name="T4">A movimentação foi feita usando o grid hexagonal, de forma que valores determinam para qual local o robô se movimenta (descrito no código de arena.c).</text:span></text:p>
      <text:p text:style-name="P6"><text:span text:style-name="T4">A função de ataque possui somente uma opção de ataque, mas futuramente iremos implementar ataques diferenciados para os robôs.</text:span></text:p>
      <text:p text:style-name="P6"><text:span text:style-name="T4">A função sistema, a principal do programa, gerencia todo o cenário do jogo, sendo a única que manipula a pilha de forma direta. Ademais, é necessário uma requisição ao sistema para que os robôs possam executar seus pedidos, assim, evitamos possíveis ações indesejadas e trapaças (cheats).</text:span></text:p>
      <text:p text:style-name="P5"><text:span text:style-name="T4"/></text:p>
      <text:p text:style-name="P7"><text:span text:style-name="T4">Os arquivos da 1</text:span><text:span text:style-name="T2">a</text:span><text:span text:style-name="T4"> fase necessitaram algumas alterações: </text:span></text:p>
      <text:p text:style-name="P7"><text:span text:style-name="T4">- O montador foi adaptado para administrar a questão dos tipos, determinando labels quando for necessário. </text:span></text:p>
      <text:p text:style-name="P7"><text:span text:style-name="T4">- O maq.c, que possui as instruções, recebeu cases adicionais para tratar as interações com a arena. Por consequência, a 'Máquina', </text:span><text:span text:style-name="T5">em maq.h, recebeu alterações em sua struct. Os valores que estão dentro das structs 'Célula' e 'Robô' foram acessados de maneira diferente da implementação anterior, pois agora acessamos valores destas.</text:span></text:p>
      <text:p text:style-name="P6"><text:span text:style-name="T5">- As instruções, em instr.h, foram ampliadas, como dito anterior-</text:span></text:p>
      <text:p text:style-name="P8"><text:span text:style-name="T4">mente, e sua estrutura foi levemente alterada. Foram especificados novos tipos, direções para movimentação na arena, e o operando (OPERANDO) recebeu novos valores que foram implementados por meio de uma struct e uma union. Uma observação: a union foi criada porque temos o intuito de criar um 'box' na próxima fase do projeto (na parte gráfica), e portanto, poderemos acessar os valores que desejamos apenas 'chamando' essa union.</text:span></text:p>
      <text:p text:style-name="P8"><text:span text:style-name="T4"/></text:p>
      <text:p text:style-name="P8"><text:span text:style-name="T4">Maiores detalhes de implementação estão detalhados no código do programa.</text:span></text:p>
      <text:p text:style-name="P8"><text:span text:style-name="T4"/></text:p>
      <text:p text:style-name="P5"><text:span text:style-name="T5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2:24:02.895980915</meta:creation-date>
    <dc:date>2017-10-18T22:54:53.043412300</dc:date>
    <meta:editing-duration>PT9M28S</meta:editing-duration>
    <meta:editing-cycles>1</meta:editing-cycles>
    <meta:document-statistic meta:table-count="0" meta:image-count="0" meta:object-count="0" meta:page-count="1" meta:paragraph-count="13" meta:word-count="344" meta:character-count="2204" meta:non-whitespace-character-count="1871"/>
    <meta:generator>LibreOffice/5.1.6.2$Linux_X86_64 LibreOffice_project/10m0$Build-2</meta:generator>
  </office:meta>
</office:document-meta>
</file>